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4" style:family="table-cell" style:parent-style-name="Default" style:data-style-name="N16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4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5"/>
        </table:table-row>
        <table:table-row table:style-name="ro1">
          <table:table-cell office:value-type="string" calcext:value-type="string">
            <text:p>Vit</text:p>
          </table:table-cell>
          <table:table-cell table:style-name="ce8" office:value-type="float" office:value="816" calcext:value-type="float">
            <text:p>816</text:p>
          </table:table-cell>
          <table:table-cell table:style-name="ce5" table:formula="of:=[.B2]" office:value-type="float" office:value="816" calcext:value-type="float">
            <text:p>816.0</text:p>
          </table:table-cell>
          <table:table-cell/>
          <table:table-cell table:style-name="ce6" table:formula="of:=[.P9]" office:value-type="string" office:string-value="EH-Bal" calcext:value-type="string">
            <text:p>EH-Bal</text:p>
          </table:table-cell>
          <table:table-cell table:style-name="ce11" table:formula="of:=[.Q9]" office:value-type="float" office:value="2090987.25" calcext:value-type="float">
            <text:p>2,090,987.3</text:p>
          </table:table-cell>
          <table:table-cell table:style-name="ce11" table:formula="of:=[.R9]" office:value-type="float" office:value="224808" calcext:value-type="float">
            <text:p>224,808.0</text:p>
          </table:table-cell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8160" calcext:value-type="float">
            <text:p>8160</text:p>
          </table:table-cell>
          <table:table-cell office:value-type="string" calcext:value-type="string">
            <text:p>hp/sec</text:p>
          </table:table-cell>
          <table:table-cell table:style-name="ce14" table:formula="of:=[.O2]*(1+[.N15])/100/60" office:value-type="float" office:value="17.272" calcext:value-type="float">
            <text:p>17.3</text:p>
          </table:table-cell>
          <table:table-cell table:style-name="ce10" table:formula="of:=1.1%*(1+[.N15])/60" office:value-type="percentage" office:value="0.00232833333333333" calcext:value-type="percentage">
            <text:p>0.23%</text:p>
          </table:table-cell>
          <table:table-cell table:style-name="ce9" table:formula="of:=[.R2]*60" office:value-type="percentage" office:value="0.1397" calcext:value-type="percentage">
            <text:p>13.97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</text:p>
          </table:table-cell>
          <table:table-cell table:style-name="ce8" office:value-type="float" office:value="405" calcext:value-type="float">
            <text:p>405</text:p>
          </table:table-cell>
          <table:table-cell table:style-name="ce5" table:formula="of:=[.B3]" office:value-type="float" office:value="405" calcext:value-type="float">
            <text:p>405.0</text:p>
          </table:table-cell>
          <table:table-cell/>
          <table:table-cell table:style-name="ce6" table:formula="of:=[.P10]" office:value-type="string" office:string-value="Resil" calcext:value-type="string">
            <text:p>Resil</text:p>
          </table:table-cell>
          <table:table-cell table:style-name="ce12" table:formula="of:=[.Q10]" office:value-type="percentage" office:value="20.925" calcext:value-type="percentage">
            <text:p>2092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18200" calcext:value-type="float">
            <text:p>18200</text:p>
          </table:table-cell>
          <table:table-cell office:value-type="string" calcext:value-type="string">
            <text:p>mp/sec</text:p>
          </table:table-cell>
          <table:table-cell table:style-name="ce14" table:formula="of:=[.O3]*[.R3]" office:value-type="float" office:value="33.67" calcext:value-type="float">
            <text:p>33.7</text:p>
          </table:table-cell>
          <table:table-cell table:style-name="ce10" table:formula="of:=[.S3]/60" office:value-type="percentage" office:value="0.00185" calcext:value-type="percentage">
            <text:p>0.19%</text:p>
          </table:table-cell>
          <table:table-cell table:style-name="ce9" table:formula="of:=2%+([.C7]/100/100/2)" office:value-type="percentage" office:value="0.111" calcext:value-type="percentage">
            <text:p>11.10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B4]*(1+[.T15])" office:value-type="float" office:value="5832.375" calcext:value-type="float">
            <text:p>5832.4</text:p>
          </table:table-cell>
          <table:table-cell/>
          <table:table-cell table:style-name="ce6" table:formula="of:=[.P11]" office:value-type="string" office:string-value="Speed" calcext:value-type="string">
            <text:p>Speed</text:p>
          </table:table-cell>
          <table:table-cell table:style-name="ce12" table:formula="of:=[.Q11]" office:value-type="percentage" office:value="14.965" calcext:value-type="percentage">
            <text:p>1496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ed:</text:p>
          </table:table-cell>
          <table:table-cell table:style-name="ce14" table:formula="of:=[.O3]*[.R4]" office:value-type="float" office:value="46.501" calcext:value-type="float">
            <text:p>46.5</text:p>
          </table:table-cell>
          <table:table-cell table:style-name="ce10" table:formula="of:=[.S4]/60" office:value-type="percentage" office:value="0.002555" calcext:value-type="percentage">
            <text:p>0.26%</text:p>
          </table:table-cell>
          <table:table-cell table:style-name="ce9" table:formula="of:=1%*(1+3+3%*[.B28])+([.C7]/100/100/2)+1%" office:value-type="percentage" office:value="0.1533" calcext:value-type="percentage">
            <text:p>15.33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x</text:p>
          </table:table-cell>
          <table:table-cell table:style-name="ce8" office:value-type="float" office:value="420" calcext:value-type="float">
            <text:p>420</text:p>
          </table:table-cell>
          <table:table-cell table:style-name="ce5" table:formula="of:=[.B5]*(1+[.W15])" office:value-type="float" office:value="2360.4" calcext:value-type="float">
            <text:p>2360.4</text:p>
          </table:table-cell>
          <table:table-cell/>
          <table:table-cell table:style-name="ce6" table:formula="of:=[.P12]" office:value-type="string" office:string-value="Reflex" calcext:value-type="string">
            <text:p>Reflex</text:p>
          </table:table-cell>
          <table:table-cell table:style-name="ce12" table:formula="of:=[.Q12]" office:value-type="percentage" office:value="4.64" calcext:value-type="percentage">
            <text:p>464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8" office:value-type="float" office:value="740" calcext:value-type="float">
            <text:p>740</text:p>
          </table:table-cell>
          <table:table-cell table:style-name="ce5" table:formula="of:=[.B6]*(1+[.Z15])" office:value-type="float" office:value="8380.5" calcext:value-type="float">
            <text:p>8380.5</text:p>
          </table:table-cell>
          <table:table-cell/>
          <table:table-cell table:style-name="ce6" table:formula="of:=[.O16]" office:value-type="string" office:string-value="Damage" calcext:value-type="string">
            <text:p>Damage</text:p>
          </table:table-cell>
          <table:table-cell table:style-name="ce12" table:formula="of:=[.Q15]" office:value-type="percentage" office:value="13.02" calcext:value-type="percentage">
            <text:p>130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8" office:value-type="float" office:value="910" calcext:value-type="float">
            <text:p>910</text:p>
          </table:table-cell>
          <table:table-cell table:style-name="ce5" table:formula="of:=[.B7]*2" office:value-type="float" office:value="1820" calcext:value-type="float">
            <text:p>1820.0</text:p>
          </table:table-cell>
          <table:table-cell table:number-columns-repeated="4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/>
          <table:table-cell table:style-name="ce9"/>
          <table:table-cell table:number-columns-repeated="14"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</text:p>
          </table:table-cell>
          <table:table-cell table:style-name="ce9" office:value-type="percentage" office:value="6" calcext:value-type="percentage">
            <text:p>6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/(1/(1+[.$AO$15]))" office:value-type="float" office:value="983994" calcext:value-type="float">
            <text:p>98399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O9]+[.O10])/2" office:value-type="float" office:value="2090987.25" calcext:value-type="float">
            <text:p>2090987.25</text:p>
          </table:table-cell>
          <table:table-cell table:style-name="ce6" table:formula="of:=([.O11]+[.O12])/2" office:value-type="float" office:value="224808" calcext:value-type="float">
            <text:p>2248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1"/>
          <table:table-cell office:value-type="string" calcext:value-type="string">
            <text:p>EH-M</text:p>
          </table:table-cell>
          <table:table-cell table:formula="of:=[.$O$2]/(1/(1+[.$K$15]))/(1/(1+[.$AF$15]))/(1/(1+[.$AO$15]))" office:value-type="float" office:value="3197980.5" calcext:value-type="float">
            <text:p>3197980.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K15]" office:value-type="percentage" office:value="20.925" calcext:value-type="percentage">
            <text:p>2092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1"/>
          <table:table-cell office:value-type="string" calcext:value-type="string">
            <text:p>EH-P-Add</text:p>
          </table:table-cell>
          <table:table-cell table:formula="of:=[.$O$2]/(1/(1+[.$K$15]+[.$AO$15]))" office:value-type="float" office:value="215628" calcext:value-type="float">
            <text:p>21562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C15]" office:value-type="percentage" office:value="14.965" calcext:value-type="percentage">
            <text:p>1496.5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1"/>
          <table:table-cell office:value-type="string" calcext:value-type="string">
            <text:p>EH-P-MULT</text:p>
          </table:table-cell>
          <table:table-cell table:formula="of:=[.$O$2]/(1/(1+[.$K$15]+[.$AF$15]+[.$AO$15]))" office:value-type="float" office:value="233988" calcext:value-type="float">
            <text:p>23398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I15]" office:value-type="percentage" office:value="4.64" calcext:value-type="percentage">
            <text:p>464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3"/>
          <table:table-cell table:style-name="ce6" table:number-columns-repeated="2"/>
          <table:table-cell table:number-columns-repeated="22"/>
          <table:table-cell table:style-name="ce9" table:formula="of:=([.AM19]+[.AN19]*[.$B19])" office:value-type="percentage" office:value="0.5" calcext:value-type="percentage">
            <text:p>50.00%</text:p>
          </table:table-cell>
          <table:table-cell table:number-columns-repeated="98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7"/>
          <table:table-cell office:value-type="string" calcext:value-type="string">
            <text:p>Total:</text:p>
          </table:table-cell>
          <table:table-cell table:style-name="ce10" table:formula="of:=SUM([.K18:.K57])" office:value-type="percentage" office:value="20.925" calcext:value-type="percentage">
            <text:p>209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N18:.N57])" office:value-type="percentage" office:value="11.7" calcext:value-type="percentage">
            <text:p>117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18:.Q57])" office:value-type="percentage" office:value="13.02" calcext:value-type="percentage">
            <text:p>130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18:.T57])" office:value-type="percentage" office:value="10.325" calcext:value-type="percentage">
            <text:p>1032.5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W18:.W57])" office:value-type="percentage" office:value="4.62" calcext:value-type="percentage">
            <text:p>462.00%</text:p>
          </table:table-cell>
          <table:table-cell table:style-name="ce10" table:number-columns-repeated="2"/>
          <table:table-cell table:style-name="ce10" table:formula="of:=SUM([.Z18:.Z57])" office:value-type="percentage" office:value="10.325" calcext:value-type="percentage">
            <text:p>103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C18:.AC57])" office:value-type="percentage" office:value="14.965" calcext:value-type="percentage">
            <text:p>149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18:.AF57])" office:value-type="percentage" office:value="2.25" calcext:value-type="percentage">
            <text:p>2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18:.AI57])" office:value-type="percentage" office:value="4.64" calcext:value-type="percentage">
            <text:p>464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0" table:formula="of:=SUM([.AO18:.AO57])" office:value-type="percentage" office:value="4.5" calcext:value-type="percentage">
            <text:p>450.00%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85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18]=1;[.$B$9];0%)+IF([.E18]=1;[.$B$11];0%)+IF([.D18]=1;[.$B$10];0%)" office:value-type="percentage" office:value="7" calcext:value-type="percentage">
            <text:p>700.00%</text:p>
          </table:table-cell>
          <table:table-cell table:style-name="ce9" table:formula="of:=([.I18]+[.J18]*[.$B18])" office:value-type="percentage" office:value="0.815" calcext:value-type="percentage">
            <text:p>81.50%</text:p>
          </table:table-cell>
          <table:table-cell table:style-name="ce9" table:formula="of:=[.K18]" office:value-type="percentage" office:value="5.705" calcext:value-type="percentage">
            <text:p>570.5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18]+[.J18]*[.$B18])*[.$F18]" office:value-type="percentage" office:value="5.705" calcext:value-type="percentage">
            <text:p>570.5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18]+[.S18]*[.$B18])*[.$F18]" office:value-type="percentage" office:value="5.705" calcext:value-type="percentage">
            <text:p>570.5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18]+[.Y18]*[.$B18])*[.$F18]" office:value-type="percentage" office:value="5.705" calcext:value-type="percentage">
            <text:p>570.5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18]+[.AB18]*[.$B18])*[.$F18]" office:value-type="percentage" office:value="5.705" calcext:value-type="percentage">
            <text:p>570.5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table:formula="of:=1+IF([.C19]=1;[.$B$9];0%)+IF([.E19]=1;[.$B$11];0%)+IF([.D19]=1;[.$B$10];0%)" office:value-type="percentage" office:value="9" calcext:value-type="percentage">
            <text:p>900.00%</text:p>
          </table:table-cell>
          <table:table-cell table:style-name="ce9" table:formula="of:=([.L19]+[.M19]*[.$B19])" office:value-type="percentage" office:value="1.3" calcext:value-type="percentage">
            <text:p>130.00%</text:p>
          </table:table-cell>
          <table:table-cell table:style-name="ce9" table:formula="of:=[.N19]" office:value-type="percentage" office:value="11.7" calcext:value-type="percentage">
            <text:p>1170.0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19]+[.M19]*[.$B19])*[.$F19]" office:value-type="percentage" office:value="11.7" calcext:value-type="percentage">
            <text:p>1170.0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D19]+[.AE19]*[.$B19])*[.$F19]" office:value-type="percentage" office:value="2.25" calcext:value-type="percentage">
            <text:p>225.00%</text:p>
          </table:table-cell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M19]+[.AN19]*[.$B19])*[.$F19]" office:value-type="percentage" office:value="4.5" calcext:value-type="percentage">
            <text:p>450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0]=1;[.$B$9];0%)+IF([.E20]=1;[.$B$11];0%)+IF([.D20]=1;[.$B$10];0%)" office:value-type="percentage" office:value="7" calcext:value-type="percentage">
            <text:p>700.00%</text:p>
          </table:table-cell>
          <table:table-cell table:style-name="ce9" table:formula="of:=([.O20]+[.P20]*[.$B20])" office:value-type="percentage" office:value="1.065" calcext:value-type="percentage">
            <text:p>106.50%</text:p>
          </table:table-cell>
          <table:table-cell table:style-name="ce9" table:formula="of:=[.Q20]" office:value-type="percentage" office:value="7.455" calcext:value-type="percentage">
            <text:p>745.5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0]+[.P20]*[.$B20])*[.$F20]" office:value-type="percentage" office:value="7.455" calcext:value-type="percentage">
            <text:p>745.5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2]=1;[.$B$9];0%)+IF([.E22]=1;[.$B$11];0%)+IF([.D22]=1;[.$B$10];0%)" office:value-type="percentage" office:value="7" calcext:value-type="percentage">
            <text:p>700.00%</text:p>
          </table:table-cell>
          <table:table-cell table:style-name="ce9" table:formula="of:=([.I22]+[.J22]*[.$B22])" office:value-type="percentage" office:value="0.66" calcext:value-type="percentage">
            <text:p>66.00%</text:p>
          </table:table-cell>
          <table:table-cell table:style-name="ce9" table:formula="of:=[.K22]" office:value-type="percentage" office:value="4.62" calcext:value-type="percentage">
            <text:p>462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2]+[.J22]*[.$B22])*[.$F22]" office:value-type="percentage" office:value="4.62" calcext:value-type="percentage">
            <text:p>462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2]+[.S22]*[.$B22])*[.$F22]" office:value-type="percentage" office:value="4.62" calcext:value-type="percentage">
            <text:p>462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22]+[.V22]*[.$B22])*[.$F22]" office:value-type="percentage" office:value="4.62" calcext:value-type="percentage">
            <text:p>462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22]+[.Y22]*[.$B22])*[.$F22]" office:value-type="percentage" office:value="4.62" calcext:value-type="percentage">
            <text:p>462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2]+[.AB22]*[.$B22])*[.$F22]" office:value-type="percentage" office:value="4.62" calcext:value-type="percentage">
            <text:p>462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3]=1;[.$B$9];0%)+IF([.E23]=1;[.$B$11];0%)+IF([.D23]=1;[.$B$10];0%)" office:value-type="percentage" office:value="8" calcext:value-type="percentage">
            <text:p>800.00%</text:p>
          </table:table-cell>
          <table:table-cell table:style-name="ce9" table:formula="of:=([.I23]+[.J23]*[.$B23])" office:value-type="percentage" office:value="1.325" calcext:value-type="percentage">
            <text:p>132.50%</text:p>
          </table:table-cell>
          <table:table-cell table:style-name="ce9" table:formula="of:=[.K23]" office:value-type="percentage" office:value="10.6" calcext:value-type="percentage">
            <text:p>1060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3]+[.J23]*[.$B23])*[.$F23]" office:value-type="percentage" office:value="10.6" calcext:value-type="percentage">
            <text:p>1060.00%</text:p>
          </table:table-cell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4]=1;[.$B$9];0%)+IF([.E24]=1;[.$B$11];0%)+IF([.D24]=1;[.$B$10];0%)" office:value-type="percentage" office:value="8" calcext:value-type="percentage">
            <text:p>800.00%</text:p>
          </table:table-cell>
          <table:table-cell table:style-name="ce9" table:formula="of:=([.AA24]+[.AB24]*[.$B24])" office:value-type="percentage" office:value="0.58" calcext:value-type="percentage">
            <text:p>58.00%</text:p>
          </table:table-cell>
          <table:table-cell table:style-name="ce9" table:formula="of:=[.AC24]" office:value-type="percentage" office:value="4.64" calcext:value-type="percentage">
            <text:p>464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4]+[.AB24]*[.$B24])*[.$F24]" office:value-type="percentage" office:value="4.64" calcext:value-type="percentage">
            <text:p>464.00%</text:p>
          </table:table-cell>
          <table:table-cell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G24]+[.AH24]*[.$B24])*[.$F24]" office:value-type="percentage" office:value="4.64" calcext:value-type="percentage">
            <text:p>464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5]=1;[.$B$9];0%)+IF([.E25]=1;[.$B$11];0%)+IF([.D25]=1;[.$B$10];0%)" office:value-type="percentage" office:value="8" calcext:value-type="percentage">
            <text:p>800.00%</text:p>
          </table:table-cell>
          <table:table-cell table:style-name="ce9" table:formula="of:=([.AJ25]+[.AK25]*[.$B25])" office:value-type="percentage" office:value="0.51" calcext:value-type="percentage">
            <text:p>51.00%</text:p>
          </table:table-cell>
          <table:table-cell table:style-name="ce9" table:formula="of:=[.AL25]" office:value-type="percentage" office:value="4.08" calcext:value-type="percentage">
            <text:p>408.0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3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J25]+[.AK25]*[.$B25])*[.$F25]" office:value-type="percentage" office:value="4.08" calcext:value-type="percentage">
            <text:p>408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6]=1;[.$B$9];0%)+IF([.E26]=1;[.$B$11];0%)+IF([.D26]=1;[.$B$10];0%)" office:value-type="percentage" office:value="7" calcext:value-type="percentage">
            <text:p>700.00%</text:p>
          </table:table-cell>
          <table:table-cell table:style-name="ce9" table:formula="of:=([.O26]+[.P26]*[.$B26])" office:value-type="percentage" office:value="0.795" calcext:value-type="percentage">
            <text:p>79.50%</text:p>
          </table:table-cell>
          <table:table-cell table:style-name="ce9" table:formula="of:=[.Q26]" office:value-type="percentage" office:value="5.565" calcext:value-type="percentage">
            <text:p>556.5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6]+[.P26]*[.$B26])*[.$F26]" office:value-type="percentage" office:value="5.565" calcext:value-type="percentage">
            <text:p>556.50%</text:p>
          </table:table-cell>
          <table:table-cell table:style-name="ce9" table:number-columns-repeated="12"/>
          <table:table-cell table:number-columns-repeated="3"/>
          <table:table-cell table:style-name="ce9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ce9" table:formula="of:=300%+[.B28]*3%" office:value-type="percentage" office:value="4.23" calcext:value-type="percentage">
            <text:p>423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2:35:51.5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4T23:58:20.179000000</dc:date>
    <meta:generator>LibreOffice/7.0.5.2$Windows_X86_64 LibreOffice_project/64390860c6cd0aca4beafafcfd84613dd9dfb63a</meta:generator>
    <meta:editing-duration>PT4H20M50S</meta:editing-duration>
    <meta:editing-cycles>40</meta:editing-cycles>
    <meta:document-statistic meta:table-count="1" meta:cell-count="252" meta:object-count="0"/>
    <meta:user-defined meta:name="AppVersion">16.0300</meta:user-defined>
  </office:meta>
</office:document-meta>
</file>